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c06f" officeooo:paragraph-rsid="001bc0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C créer un vote </text:p>
      <text:p text:style-name="P1"/>
      <text:p text:style-name="P1">Acteur principal :</text:p>
      <text:p text:style-name="P1"><text:tab/></text:p>
      <text:p text:style-name="P1"><text:tab/>L'utilisateur</text:p>
      <text:p text:style-name="P1"/>
      <text:p text:style-name="P1">Objectif : </text:p>
      <text:p text:style-name="P1"/>
      <text:p text:style-name="P1"><text:tab/>L'utilisateur doit pouvoir créer un vote , définir ses paramètres, inviter des participants (inscrits au service ou non). Lorsqu'il a terminé, il doit avoir un récapitulatif avant de valider la création de son vote.</text:p>
      <text:p text:style-name="P1"/>
      <text:p text:style-name="P1">Pré-conditions :</text:p>
      <text:p text:style-name="P1"/>
      <text:p text:style-name="P1"><text:tab/>Être inscrit au service.</text:p>
      <text:p text:style-name="P1"/>
      <text:p text:style-name="P1">Post-conditions :</text:p>
      <text:p text:style-name="P1"/>
      <text:p text:style-name="P1"><text:tab/>L'utilisateur doit être avertit par notification que son vote à bien été transmis aux participants</text:p>
      <text:p text:style-name="P1"/>
      <text:p text:style-name="P1">Scénario nominal :</text:p>
      <text:p text:style-name="P1"/>
      <text:p text:style-name="P1">1. L'utilisateur choisi l'onglet de création de vote.</text:p>
      <text:p text:style-name="P1">2. L'utilisateur arrive sur la 1ère page.</text:p>
      <text:p text:style-name="P1">3. L'utilisateur choisi le nom, le type, les dates de début et de fin , et peu donner une description de son vote.</text:p>
      <text:p text:style-name="P1">4. L'utilisateur arrive sur la 2ième page.</text:p>
      <text:p text:style-name="P1">5. L'utilisateur choisi les règles du vote.</text:p>
      <text:p text:style-name="P1">6. L'utilisateur arrive sur la 3ième page.</text:p>
      <text:p text:style-name="P1">7. L'utilisateur indique la liste des participants.</text:p>
      <text:p text:style-name="P1">8. L'utilisateur arrive sur la dernière page.</text:p>
      <text:p text:style-name="P1">9. L'application montre un récapitulatif du vote a l'utilisateur et lui propose de valider/annuler/modifier son vote.</text:p>
      <text:p text:style-name="P1">10. L'utilisateur valide son vote.</text:p>
      <text:p text:style-name="P1"/>
      <text:p text:style-name="P1">Alternatives :</text:p>
      <text:p text:style-name="P1"/>
      <text:p text:style-name="P1">3.a Le nom du vote est déjà pris , retour a 2</text:p>
      <text:p text:style-name="P1"/>
      <text:p text:style-name="P1">10.a L'utilisateur choisi d'annuler son vote , il est renvoyé vers la page d'accueil.</text:p>
      <text:p text:style-name="P1"/>
      <text:p text:style-name="P1">10.b L'utilisateur choisi de modifier son vote , retour a 2 ou 4 ou 6 selon son choi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05:14:30.698014330</meta:creation-date>
    <dc:date>2015-04-23T05:26:46.393883261</dc:date>
    <meta:editing-duration>PT12M15S</meta:editing-duration>
    <meta:editing-cycles>1</meta:editing-cycles>
    <meta:document-statistic meta:table-count="0" meta:image-count="0" meta:object-count="0" meta:page-count="1" meta:paragraph-count="25" meta:word-count="210" meta:character-count="1264" meta:non-whitespace-character-count="1071"/>
    <meta:generator>LibreOffice/4.3.3.2$Linux_X86_64 LibreOffice_project/430m0$Build-2</meta:generator>
  </office:meta>
</office:document-meta>
</file>